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8.31">
            <text:p>28.31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1.2718523703912">
            <text:p>31.2719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8.31">
            <text:p>28.31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30.9622300696943">
            <text:p>30.9622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8.31">
            <text:p>28.31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30.6556733363309">
            <text:p>30.6557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8.31">
            <text:p>28.31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30.3521518181495">
            <text:p>30.352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8.31">
            <text:p>28.31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30.0516354635143">
            <text:p>30.0516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8.31">
            <text:p>28.31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9.754094518331">
            <text:p>29.7541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8.31">
            <text:p>28.31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9.4594995231">
            <text:p>29.4595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8.31">
            <text:p>28.31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9.16782131">
            <text:p>29.167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8.31">
            <text:p>28.31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8.879031">
            <text:p>28.8790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8.31">
            <text:p>28.31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8.5931">
            <text:p>28.5931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8.31">
            <text:p>28.31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8.31">
            <text:p>28.31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8.31">
            <text:p>28.31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8.029702970297">
            <text:p>28.0297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8.31">
            <text:p>28.31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7.7521811587099">
            <text:p>27.7522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8.31">
            <text:p>28.31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7.4774070878316">
            <text:p>27.4774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8.31">
            <text:p>28.31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7.2053535523085">
            <text:p>27.2054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8.31">
            <text:p>28.31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6.9359936161471">
            <text:p>26.936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8.31">
            <text:p>28.31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6.6693006100466">
            <text:p>26.6693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8.31">
            <text:p>28.31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6.405248128759">
            <text:p>26.4052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8.31">
            <text:p>28.31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6.1438100284743">
            <text:p>26.143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8.31">
            <text:p>28.31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5.8849604242319">
            <text:p>25.885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8.31">
            <text:p>28.31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5.6286736873584">
            <text:p>25.628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25">
            <text:p>1.250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38077765676401">
            <text:p>1.3808</text:p>
          </table:table-cell>
          <table:table-cell table:style-name="ce5" office:value-type="float" office:value="1.171">
            <text:p>1.171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29351250885652">
            <text:p>1.2935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25">
            <text:p>1.250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36710659085545">
            <text:p>1.3671</text:p>
          </table:table-cell>
          <table:table-cell table:style-name="ce6" table:formula="of:=[.Y25]" office:value-type="float" office:value="1.171">
            <text:p>1.171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28070545431339">
            <text:p>1.2807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25">
            <text:p>1.250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3535708820351">
            <text:p>1.3536</text:p>
          </table:table-cell>
          <table:table-cell table:style-name="ce6" table:formula="of:=[.Y26]" office:value-type="float" office:value="1.171">
            <text:p>1.171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26802520229048">
            <text:p>1.2680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25">
            <text:p>1.250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34016919013376">
            <text:p>1.3402</text:p>
          </table:table-cell>
          <table:table-cell table:style-name="ce6" table:formula="of:=[.Y27]" office:value-type="float" office:value="1.171">
            <text:p>1.171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25547049731731">
            <text:p>1.2555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25">
            <text:p>1.250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32690018825125">
            <text:p>1.3269</text:p>
          </table:table-cell>
          <table:table-cell table:style-name="ce6" table:formula="of:=[.Y28]" office:value-type="float" office:value="1.171">
            <text:p>1.171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24304009635377">
            <text:p>1.2430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25">
            <text:p>1.250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313762562625">
            <text:p>1.3138</text:p>
          </table:table-cell>
          <table:table-cell table:style-name="ce6" table:formula="of:=[.Y29]" office:value-type="float" office:value="1.171">
            <text:p>1.171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2307327686671">
            <text:p>1.2307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25">
            <text:p>1.250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007550125">
            <text:p>1.3008</text:p>
          </table:table-cell>
          <table:table-cell table:style-name="ce6" table:formula="of:=[.Y30]" office:value-type="float" office:value="1.171">
            <text:p>1.171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21854729571">
            <text:p>1.2185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25">
            <text:p>1.250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28787625">
            <text:p>1.2879</text:p>
          </table:table-cell>
          <table:table-cell table:style-name="ce6" table:formula="of:=[.Y31]" office:value-type="float" office:value="1.171">
            <text:p>1.171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206482471">
            <text:p>1.2065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25">
            <text:p>1.250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275125">
            <text:p>1.2751</text:p>
          </table:table-cell>
          <table:table-cell table:style-name="ce6" table:formula="of:=[.Y32]" office:value-type="float" office:value="1.171">
            <text:p>1.171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1945371">
            <text:p>1.1945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25">
            <text:p>1.250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2625">
            <text:p>1.2625</text:p>
          </table:table-cell>
          <table:table-cell table:style-name="ce6" table:formula="of:=[.Y33]" office:value-type="float" office:value="1.171">
            <text:p>1.171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18271">
            <text:p>1.1827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25">
            <text:p>1.250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25">
            <text:p>1.2500</text:p>
          </table:table-cell>
          <table:table-cell table:style-name="ce6" table:formula="of:=[.Y34]" office:value-type="float" office:value="1.171">
            <text:p>1.171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171">
            <text:p>1.171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25">
            <text:p>1.250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23762376237624">
            <text:p>1.2376</text:p>
          </table:table-cell>
          <table:table-cell table:style-name="ce6" table:formula="of:=[.Y35]" office:value-type="float" office:value="1.171">
            <text:p>1.171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15940594059406">
            <text:p>1.1594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25">
            <text:p>1.250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22537006175865">
            <text:p>1.2254</text:p>
          </table:table-cell>
          <table:table-cell table:style-name="ce6" table:formula="of:=[.Y36]" office:value-type="float" office:value="1.171">
            <text:p>1.171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1479266738555">
            <text:p>1.1479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25">
            <text:p>1.250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21323768490956">
            <text:p>1.2132</text:p>
          </table:table-cell>
          <table:table-cell table:style-name="ce6" table:formula="of:=[.Y37]" office:value-type="float" office:value="1.171">
            <text:p>1.171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13656106322327">
            <text:p>1.13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25">
            <text:p>1.250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0122543060352">
            <text:p>1.2012</text:p>
          </table:table-cell>
          <table:table-cell table:style-name="ce6" table:formula="of:=[.Y38]" office:value-type="float" office:value="1.171">
            <text:p>1.171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12530798338938">
            <text:p>1.1253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25">
            <text:p>1.250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18933210950844">
            <text:p>1.1893</text:p>
          </table:table-cell>
          <table:table-cell table:style-name="ce6" table:formula="of:=[.Y39]" office:value-type="float" office:value="1.171">
            <text:p>1.171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1141663201875">
            <text:p>1.1142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25">
            <text:p>1.250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17755654406776">
            <text:p>1.1776</text:p>
          </table:table-cell>
          <table:table-cell table:style-name="ce6" table:formula="of:=[.Y40]" office:value-type="float" office:value="1.171">
            <text:p>1.171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10313497048268">
            <text:p>1.1031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25">
            <text:p>1.250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16589756838392">
            <text:p>1.1659</text:p>
          </table:table-cell>
          <table:table-cell table:style-name="ce6" table:formula="of:=[.Y41]" office:value-type="float" office:value="1.171">
            <text:p>1.171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09221284206206">
            <text:p>1.0922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25">
            <text:p>1.250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15435402810289">
            <text:p>1.1544</text:p>
          </table:table-cell>
          <table:table-cell table:style-name="ce6" table:formula="of:=[.Y42]" office:value-type="float" office:value="1.171">
            <text:p>1.171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08139885352679">
            <text:p>1.0814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25">
            <text:p>1.250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14292478029989">
            <text:p>1.1429</text:p>
          </table:table-cell>
          <table:table-cell table:style-name="ce6" table:formula="of:=[.Y43]" office:value-type="float" office:value="1.171">
            <text:p>1.171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07069193418494">
            <text:p>1.0707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25">
            <text:p>1.250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13160869336623">
            <text:p>1.1316</text:p>
          </table:table-cell>
          <table:table-cell table:style-name="ce6" table:formula="of:=[.Y44]" office:value-type="float" office:value="1.171">
            <text:p>1.171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06009102394548">
            <text:p>1.060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8.7200793479994">
            <text:p>98.7201</text:p>
          </table:table-cell>
          <table:table-cell table:style-name="ce5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7.7426528198014">
            <text:p>97.7427</text:p>
          </table:table-cell>
          <table:table-cell table:style-name="ce6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6.7749037819815">
            <text:p>96.7749</text:p>
          </table:table-cell>
          <table:table-cell table:style-name="ce6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5.8167364178035">
            <text:p>95.8167</text:p>
          </table:table-cell>
          <table:table-cell table:style-name="ce6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4.8680558592114">
            <text:p>94.8681</text:p>
          </table:table-cell>
          <table:table-cell table:style-name="ce6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84.91">
            <text:p>84.9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89.241263353991">
            <text:p>89.2413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89.37">
            <text:p>89.37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928768177437">
            <text:p>93.9288</text:p>
          </table:table-cell>
          <table:table-cell table:style-name="ce6" table:formula="of:=[.Y6]" office:value-type="float" office:value="89.1">
            <text:p>89.10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93.64499546391">
            <text:p>93.6450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9987803737">
            <text:p>92.9988</text:p>
          </table:table-cell>
          <table:table-cell table:style-name="ce6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2.07800037">
            <text:p>92.0780</text:p>
          </table:table-cell>
          <table:table-cell table:style-name="ce6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84.91">
            <text:p>84.9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86.616691">
            <text:p>86.6167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1.166337">
            <text:p>91.1663</text:p>
          </table:table-cell>
          <table:table-cell table:style-name="ce6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84.91">
            <text:p>84.9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85.7591">
            <text:p>85.7591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90.2637">
            <text:p>90.2637</text:p>
          </table:table-cell>
          <table:table-cell table:style-name="ce6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84.91">
            <text:p>84.9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84.91">
            <text:p>84.91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89.37">
            <text:p>89.37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9.37">
            <text:p>89.3700</text:p>
          </table:table-cell>
          <table:table-cell table:style-name="ce6" table:formula="of:=[.Y11]" office:value-type="float" office:value="89.1">
            <text:p>89.10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89.1">
            <text:p>89.10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84.91">
            <text:p>84.9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84.0693069306931">
            <text:p>84.0693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89.37">
            <text:p>89.37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8.4851485148515">
            <text:p>88.4851</text:p>
          </table:table-cell>
          <table:table-cell table:style-name="ce6" table:formula="of:=[.Y12]" office:value-type="float" office:value="89.1">
            <text:p>89.10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84.91">
            <text:p>84.9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83.2369375551416">
            <text:p>83.2369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89.37">
            <text:p>89.37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7.6090579354965">
            <text:p>87.6091</text:p>
          </table:table-cell>
          <table:table-cell table:style-name="ce6" table:formula="of:=[.Y13]" office:value-type="float" office:value="89.1">
            <text:p>89.10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6.7416415202936">
            <text:p>86.7416</text:p>
          </table:table-cell>
          <table:table-cell table:style-name="ce6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8828133864293">
            <text:p>85.8828</text:p>
          </table:table-cell>
          <table:table-cell table:style-name="ce6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84.91">
            <text:p>84.9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80.788951534689">
            <text:p>80.7890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89.37">
            <text:p>89.37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5.0324885014151">
            <text:p>85.0325</text:p>
          </table:table-cell>
          <table:table-cell table:style-name="ce6" table:formula="of:=[.Y16]" office:value-type="float" office:value="89.1">
            <text:p>89.10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84.7755927657613">
            <text:p>84.7756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4.1905826746685">
            <text:p>84.1906</text:p>
          </table:table-cell>
          <table:table-cell table:style-name="ce6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3.3570125491767">
            <text:p>83.3570</text:p>
          </table:table-cell>
          <table:table-cell table:style-name="ce6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2.5316955932443">
            <text:p>82.5317</text:p>
          </table:table-cell>
          <table:table-cell table:style-name="ce6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1.7145500923211">
            <text:p>81.7146</text:p>
          </table:table-cell>
          <table:table-cell table:style-name="ce6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9054951409119">
            <text:p>80.9055</text:p>
          </table:table-cell>
          <table:table-cell table:style-name="ce6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98.7090331267453">
            <text:p>98.7090</text:p>
          </table:table-cell>
          <table:table-cell table:style-name="ce5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98.9962348793522">
            <text:p>98.9962</text:p>
          </table:table-cell>
          <table:table-cell table:style-name="ce5" office:value-type="float" office:value="1.534">
            <text:p>1.534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69449034038079">
            <text:p>1.6945</text:p>
          </table:table-cell>
          <table:table-cell table:style-name="ce5" office:value-type="float" office:value="1.636">
            <text:p>1.636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80716179717273">
            <text:p>1.8072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97.7317159670745">
            <text:p>97.7317</text:p>
          </table:table-cell>
          <table:table-cell table:style-name="ce6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98.0160741379724">
            <text:p>98.0161</text:p>
          </table:table-cell>
          <table:table-cell table:style-name="ce6" table:formula="of:=[.V25]" office:value-type="float" office:value="1.534">
            <text:p>1.534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67771320829781">
            <text:p>1.6777</text:p>
          </table:table-cell>
          <table:table-cell table:style-name="ce6" table:formula="of:=[.Y25]" office:value-type="float" office:value="1.636">
            <text:p>1.636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78926910611161">
            <text:p>1.7893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96.7640752149253">
            <text:p>96.7641</text:p>
          </table:table-cell>
          <table:table-cell table:style-name="ce6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97.0456179583885">
            <text:p>97.0456</text:p>
          </table:table-cell>
          <table:table-cell table:style-name="ce6" table:formula="of:=[.V26]" office:value-type="float" office:value="1.534">
            <text:p>1.534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66110218643348">
            <text:p>1.6611</text:p>
          </table:table-cell>
          <table:table-cell table:style-name="ce6" table:formula="of:=[.Y26]" office:value-type="float" office:value="1.636">
            <text:p>1.636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77155357040754">
            <text:p>1.7716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95.8060150642824">
            <text:p>95.8060</text:p>
          </table:table-cell>
          <table:table-cell table:style-name="ce6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96.0847702558302">
            <text:p>96.0848</text:p>
          </table:table-cell>
          <table:table-cell table:style-name="ce6" table:formula="of:=[.V27]" office:value-type="float" office:value="1.534">
            <text:p>1.534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64465563013215">
            <text:p>1.6447</text:p>
          </table:table-cell>
          <table:table-cell table:style-name="ce6" table:formula="of:=[.Y27]" office:value-type="float" office:value="1.636">
            <text:p>1.636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75401343604707">
            <text:p>1.7540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94.8574406577054">
            <text:p>94.8574</text:p>
          </table:table-cell>
          <table:table-cell table:style-name="ce6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95.1334358968616">
            <text:p>95.1334</text:p>
          </table:table-cell>
          <table:table-cell table:style-name="ce6" table:formula="of:=[.V28]" office:value-type="float" office:value="1.534">
            <text:p>1.534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62837191102193">
            <text:p>1.6284</text:p>
          </table:table-cell>
          <table:table-cell table:style-name="ce6" table:formula="of:=[.Y28]" office:value-type="float" office:value="1.636">
            <text:p>1.636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73664696638324">
            <text:p>1.736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9.4">
            <text:p>89.40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3.96029847894">
            <text:p>93.9603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89.36">
            <text:p>89.360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93.918258076936">
            <text:p>93.9183</text:p>
          </table:table-cell>
          <table:table-cell table:style-name="ce6" table:formula="of:=[.S29]" office:value-type="float" office:value="89.62">
            <text:p>89.6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94.191520689962">
            <text:p>94.1915</text:p>
          </table:table-cell>
          <table:table-cell table:style-name="ce6" table:formula="of:=[.V29]" office:value-type="float" office:value="1.534">
            <text:p>1.534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6122494168534">
            <text:p>1.6122</text:p>
          </table:table-cell>
          <table:table-cell table:style-name="ce6" table:formula="of:=[.Y29]" office:value-type="float" office:value="1.636">
            <text:p>1.636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7194524419636">
            <text:p>1.7195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92.9883743336">
            <text:p>92.9884</text:p>
          </table:table-cell>
          <table:table-cell table:style-name="ce6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93.2589313762">
            <text:p>93.2589</text:p>
          </table:table-cell>
          <table:table-cell table:style-name="ce6" table:formula="of:=[.V30]" office:value-type="float" office:value="1.534">
            <text:p>1.534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59628655134">
            <text:p>1.5963</text:p>
          </table:table-cell>
          <table:table-cell table:style-name="ce6" table:formula="of:=[.Y30]" office:value-type="float" office:value="1.636">
            <text:p>1.636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70242816036">
            <text:p>1.7024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92.06769736">
            <text:p>92.0677</text:p>
          </table:table-cell>
          <table:table-cell table:style-name="ce6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92.33557562">
            <text:p>92.3356</text:p>
          </table:table-cell>
          <table:table-cell table:style-name="ce6" table:formula="of:=[.V31]" office:value-type="float" office:value="1.534">
            <text:p>1.534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580481734">
            <text:p>1.5805</text:p>
          </table:table-cell>
          <table:table-cell table:style-name="ce6" table:formula="of:=[.Y31]" office:value-type="float" office:value="1.636">
            <text:p>1.636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685572436">
            <text:p>1.6856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91.156136">
            <text:p>91.1561</text:p>
          </table:table-cell>
          <table:table-cell table:style-name="ce6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91.421362">
            <text:p>91.4214</text:p>
          </table:table-cell>
          <table:table-cell table:style-name="ce6" table:formula="of:=[.V32]" office:value-type="float" office:value="1.534">
            <text:p>1.534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5648334">
            <text:p>1.5648</text:p>
          </table:table-cell>
          <table:table-cell table:style-name="ce6" table:formula="of:=[.Y32]" office:value-type="float" office:value="1.636">
            <text:p>1.636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6688836">
            <text:p>1.6689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90.2536">
            <text:p>90.2536</text:p>
          </table:table-cell>
          <table:table-cell table:style-name="ce6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90.5162">
            <text:p>90.5162</text:p>
          </table:table-cell>
          <table:table-cell table:style-name="ce6" table:formula="of:=[.V33]" office:value-type="float" office:value="1.534">
            <text:p>1.534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54934">
            <text:p>1.5493</text:p>
          </table:table-cell>
          <table:table-cell table:style-name="ce6" table:formula="of:=[.Y33]" office:value-type="float" office:value="1.636">
            <text:p>1.636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65236">
            <text:p>1.6524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9.4">
            <text:p>89.40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9.4">
            <text:p>89.400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89.36">
            <text:p>89.360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89.36">
            <text:p>89.3600</text:p>
          </table:table-cell>
          <table:table-cell table:style-name="ce6" table:formula="of:=[.S34]" office:value-type="float" office:value="89.62">
            <text:p>89.6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89.62">
            <text:p>89.6200</text:p>
          </table:table-cell>
          <table:table-cell table:style-name="ce6" table:formula="of:=[.V34]" office:value-type="float" office:value="1.534">
            <text:p>1.534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534">
            <text:p>1.5340</text:p>
          </table:table-cell>
          <table:table-cell table:style-name="ce6" table:formula="of:=[.Y34]" office:value-type="float" office:value="1.636">
            <text:p>1.636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636">
            <text:p>1.636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9.4">
            <text:p>89.40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8.5148514851485">
            <text:p>88.5149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89.36">
            <text:p>89.360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88.4752475247525">
            <text:p>88.4752</text:p>
          </table:table-cell>
          <table:table-cell table:style-name="ce6" table:formula="of:=[.S35]" office:value-type="float" office:value="89.62">
            <text:p>89.6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88.7326732673267">
            <text:p>88.7327</text:p>
          </table:table-cell>
          <table:table-cell table:style-name="ce6" table:formula="of:=[.V35]" office:value-type="float" office:value="1.534">
            <text:p>1.534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51881188118812">
            <text:p>1.5188</text:p>
          </table:table-cell>
          <table:table-cell table:style-name="ce6" table:formula="of:=[.Y35]" office:value-type="float" office:value="1.636">
            <text:p>1.636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61980198019802">
            <text:p>1.6198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9.4">
            <text:p>89.40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7.6384668169787">
            <text:p>87.6385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89.36">
            <text:p>89.360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87.5992549750024">
            <text:p>87.5993</text:p>
          </table:table-cell>
          <table:table-cell table:style-name="ce6" table:formula="of:=[.S36]" office:value-type="float" office:value="89.62">
            <text:p>89.6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87.8541319478483">
            <text:p>87.8541</text:p>
          </table:table-cell>
          <table:table-cell table:style-name="ce6" table:formula="of:=[.V36]" office:value-type="float" office:value="1.534">
            <text:p>1.534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50377413979022">
            <text:p>1.5038</text:p>
          </table:table-cell>
          <table:table-cell table:style-name="ce6" table:formula="of:=[.Y36]" office:value-type="float" office:value="1.636">
            <text:p>1.636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60376433682972">
            <text:p>1.6038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86.7319356188143">
            <text:p>86.7319</text:p>
          </table:table-cell>
          <table:table-cell table:style-name="ce6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86.9842890572755">
            <text:p>86.9843</text:p>
          </table:table-cell>
          <table:table-cell table:style-name="ce6" table:formula="of:=[.V37]" office:value-type="float" office:value="1.534">
            <text:p>1.534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48888528692101">
            <text:p>1.4889</text:p>
          </table:table-cell>
          <table:table-cell table:style-name="ce6" table:formula="of:=[.Y37]" office:value-type="float" office:value="1.636">
            <text:p>1.636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58788548200963">
            <text:p>1.5879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85.8732035829845">
            <text:p>85.8732</text:p>
          </table:table-cell>
          <table:table-cell table:style-name="ce6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86.12305847255">
            <text:p>86.1231</text:p>
          </table:table-cell>
          <table:table-cell table:style-name="ce6" table:formula="of:=[.V38]" office:value-type="float" office:value="1.534">
            <text:p>1.534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47414384843664">
            <text:p>1.4741</text:p>
          </table:table-cell>
          <table:table-cell table:style-name="ce6" table:formula="of:=[.Y38]" office:value-type="float" office:value="1.636">
            <text:p>1.636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57216384357389">
            <text:p>1.5722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9.4">
            <text:p>89.40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5.0610324720434">
            <text:p>85.0610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89.36">
            <text:p>89.360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85.0229738445391">
            <text:p>85.0230</text:p>
          </table:table-cell>
          <table:table-cell table:style-name="ce6" table:formula="of:=[.S39]" office:value-type="float" office:value="89.62">
            <text:p>89.6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85.2703549233168">
            <text:p>85.2704</text:p>
          </table:table-cell>
          <table:table-cell table:style-name="ce6" table:formula="of:=[.V39]" office:value-type="float" office:value="1.534">
            <text:p>1.534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45954836478875">
            <text:p>1.4595</text:p>
          </table:table-cell>
          <table:table-cell table:style-name="ce6" table:formula="of:=[.Y39]" office:value-type="float" office:value="1.636">
            <text:p>1.636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55659786492464">
            <text:p>1.5566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84.1811622223159">
            <text:p>84.1812</text:p>
          </table:table-cell>
          <table:table-cell table:style-name="ce6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84.426093983482">
            <text:p>84.4261</text:p>
          </table:table-cell>
          <table:table-cell table:style-name="ce6" table:formula="of:=[.V40]" office:value-type="float" office:value="1.534">
            <text:p>1.534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44509739087995">
            <text:p>1.4451</text:p>
          </table:table-cell>
          <table:table-cell table:style-name="ce6" table:formula="of:=[.Y40]" office:value-type="float" office:value="1.636">
            <text:p>1.636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54118600487588">
            <text:p>1.5412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83.3476853686296">
            <text:p>83.3477</text:p>
          </table:table-cell>
          <table:table-cell table:style-name="ce6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83.5901920628535">
            <text:p>83.5902</text:p>
          </table:table-cell>
          <table:table-cell table:style-name="ce6" table:formula="of:=[.V41]" office:value-type="float" office:value="1.534">
            <text:p>1.534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43078949592075">
            <text:p>1.4308</text:p>
          </table:table-cell>
          <table:table-cell table:style-name="ce6" table:formula="of:=[.Y41]" office:value-type="float" office:value="1.636">
            <text:p>1.636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52592673750087">
            <text:p>1.5259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82.5224607610194">
            <text:p>82.5225</text:p>
          </table:table-cell>
          <table:table-cell table:style-name="ce6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82.7625663988648">
            <text:p>82.7626</text:p>
          </table:table-cell>
          <table:table-cell table:style-name="ce6" table:formula="of:=[.V42]" office:value-type="float" office:value="1.534">
            <text:p>1.534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41662326328787">
            <text:p>1.4166</text:p>
          </table:table-cell>
          <table:table-cell table:style-name="ce6" table:formula="of:=[.Y42]" office:value-type="float" office:value="1.636">
            <text:p>1.636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51081855198106">
            <text:p>1.5108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81.7054066940786">
            <text:p>81.7054</text:p>
          </table:table-cell>
          <table:table-cell table:style-name="ce6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81.943135048381">
            <text:p>81.9431</text:p>
          </table:table-cell>
          <table:table-cell table:style-name="ce6" table:formula="of:=[.V43]" office:value-type="float" office:value="1.534">
            <text:p>1.534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40259729038403">
            <text:p>1.4026</text:p>
          </table:table-cell>
          <table:table-cell table:style-name="ce6" table:formula="of:=[.Y43]" office:value-type="float" office:value="1.636">
            <text:p>1.636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4958599524565">
            <text:p>1.4959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80.896442271365">
            <text:p>80.8964</text:p>
          </table:table-cell>
          <table:table-cell table:style-name="ce6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81.1318168795851">
            <text:p>81.1318</text:p>
          </table:table-cell>
          <table:table-cell table:style-name="ce6" table:formula="of:=[.V44]" office:value-type="float" office:value="1.534">
            <text:p>1.534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38871018849904">
            <text:p>1.3887</text:p>
          </table:table-cell>
          <table:table-cell table:style-name="ce6" table:formula="of:=[.Y44]" office:value-type="float" office:value="1.636">
            <text:p>1.636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48104945787772">
            <text:p>1.481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751671">
            <text:p>75167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118776">
            <text:p>2118776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2015／05／18</text:date>, <text:time>15:04:2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18T15:04:28.67</dc:date>
    <meta:editing-duration>P36DT5H22M3S</meta:editing-duration>
    <meta:editing-cycles>130</meta:editing-cycles>
    <meta:generator>OpenOffice/4.1.1$Win32 OpenOffice.org_project/411m6$Build-9775</meta:generator>
    <meta:document-statistic meta:table-count="6" meta:cell-count="3619" meta:object-count="0"/>
  </office:meta>
</office:document-meta>
</file>